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5500000067E9409254.png" manifest:media-type="image/png"/>
  <manifest:file-entry manifest:full-path="Pictures/10000000000005920000009DD2D7B76A.png" manifest:media-type="image/png"/>
  <manifest:file-entry manifest:full-path="Pictures/100000000000058F000000AAEF85F04F.png" manifest:media-type="image/png"/>
  <manifest:file-entry manifest:full-path="Pictures/1000000000000597000000A576DD7E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omic Sans MS" officeooo:rsid="001ad006" officeooo:paragraph-rsid="001ad006"/>
    </style:style>
    <style:style style:name="P2" style:family="paragraph" style:parent-style-name="Standard">
      <style:text-properties style:font-name="Comic Sans MS" fo:font-size="20pt" officeooo:rsid="001ad006" officeooo:paragraph-rsid="001ad006" style:font-size-asian="20pt" style:font-size-complex="20pt"/>
    </style:style>
    <style:style style:name="P3" style:family="paragraph" style:parent-style-name="Standard">
      <style:text-properties style:font-name="Comic Sans MS" fo:font-size="15pt" officeooo:rsid="001ad006" officeooo:paragraph-rsid="001ad006" style:font-size-asian="15pt" style:font-size-complex="15pt"/>
    </style:style>
    <style:style style:name="P4" style:family="paragraph" style:parent-style-name="Standard">
      <style:text-properties style:font-name="Comic Sans MS" fo:font-size="15pt" officeooo:rsid="001bb846" officeooo:paragraph-rsid="001bb846" style:font-size-asian="13.1000003814697pt" style:font-size-complex="15pt"/>
    </style:style>
    <style:style style:name="P5" style:family="paragraph" style:parent-style-name="Standard">
      <style:text-properties style:font-name="Comic Sans MS" fo:font-size="15pt" officeooo:rsid="0023f5fe" officeooo:paragraph-rsid="0023f5fe" style:font-size-asian="13.1000003814697pt" style:font-size-complex="15pt"/>
    </style:style>
    <style:style style:name="P6" style:family="paragraph" style:parent-style-name="Standard">
      <style:text-properties style:font-name="Comic Sans MS" fo:font-size="15pt" officeooo:rsid="0023f5fe" officeooo:paragraph-rsid="0023f5fe" style:font-size-asian="13.1000003814697pt" style:font-size-complex="15pt"/>
    </style:style>
    <style:style style:name="P7" style:family="paragraph" style:parent-style-name="Standard">
      <style:text-properties style:font-name="Comic Sans MS" fo:font-size="15pt" officeooo:rsid="002550fa" officeooo:paragraph-rsid="002550fa" style:font-size-asian="13.1000003814697pt" style:font-size-complex="15pt"/>
    </style:style>
    <style:style style:name="P8" style:family="paragraph" style:parent-style-name="Standard">
      <style:text-properties style:font-name="Comic Sans MS" fo:font-size="15pt" officeooo:rsid="00278089" officeooo:paragraph-rsid="00278089" style:font-size-asian="13.1000003814697pt" style:font-size-complex="15pt"/>
    </style:style>
    <style:style style:name="P9" style:family="paragraph" style:parent-style-name="Standard">
      <style:text-properties style:font-name="Comic Sans MS" fo:font-size="15pt" officeooo:rsid="0027dd94" officeooo:paragraph-rsid="0027dd94" style:font-size-asian="13.1000003814697pt" style:font-size-complex="15pt"/>
    </style:style>
    <style:style style:name="P10" style:family="paragraph" style:parent-style-name="Standard">
      <style:text-properties style:font-name="Comic Sans MS" fo:font-size="15pt" style:text-underline-style="solid" style:text-underline-width="auto" style:text-underline-color="font-color" fo:font-weight="bold" officeooo:rsid="001ad006" officeooo:paragraph-rsid="001ad006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Comic Sans MS" fo:font-size="15pt" style:text-underline-style="solid" style:text-underline-width="auto" style:text-underline-color="font-color" fo:font-weight="bold" officeooo:rsid="0027dd94" officeooo:paragraph-rsid="0027dd94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color="#c9211e" loext:opacity="100%" style:font-name="Comic Sans MS" fo:font-size="20pt" style:text-underline-style="solid" style:text-underline-width="auto" style:text-underline-color="font-color" officeooo:rsid="001ad006" officeooo:paragraph-rsid="001ad006" style:font-size-asian="20pt" style:font-size-complex="20pt"/>
    </style:style>
    <style:style style:name="P13" style:family="paragraph" style:parent-style-name="Table_20_Contents">
      <style:text-properties style:font-name="Comic Sans MS" fo:font-size="15pt" officeooo:rsid="0026a10a" officeooo:paragraph-rsid="0026a10a" style:font-size-asian="13.1000003814697pt" style:font-size-complex="15pt"/>
    </style:style>
    <style:style style:name="T1" style:family="text">
      <style:text-properties officeooo:rsid="001bb846"/>
    </style:style>
    <style:style style:name="T2" style:family="text">
      <style:text-properties officeooo:rsid="001ca138"/>
    </style:style>
    <style:style style:name="T3" style:family="text">
      <style:text-properties officeooo:rsid="00239456"/>
    </style:style>
    <style:style style:name="T4" style:family="text">
      <style:text-properties officeooo:rsid="0023e323"/>
    </style:style>
    <style:style style:name="T5" style:family="text">
      <style:text-properties officeooo:rsid="00242408"/>
    </style:style>
    <style:style style:name="T6" style:family="text">
      <style:text-properties officeooo:rsid="002550fa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P n°1 Maquettes pneumatiques :</text:p>
      <text:p text:style-name="P2"/>
      <text:p text:style-name="P10">1) <text:span text:style-name="T6">Commandes directes et mémorisées d’actionneurs pneumatiques ou électromagnétiques :</text:span></text:p>
      <text:p text:style-name="P3">1. <text:span text:style-name="T1">Sortie de la tige du vérin lorsqu’on appuie sur le bouton Z1 :</text:span></text:p>
      <text:p text:style-name="P1"><draw:frame draw:style-name="fr2" draw:name="Image1" text:anchor-type="char" svg:x="0.053cm" svg:y="0.044cm" svg:width="17cm" svg:height="0.931cm" draw:z-index="0"><draw:image xlink:href="Pictures/100000000000075500000067E9409254.png" xlink:type="simple" xlink:show="embed" xlink:actuate="onLoad" draw:mime-type="image/png"/></draw:frame></text:p>
      <text:p text:style-name="P4">2. <text:span text:style-name="T2">Commande mémorisée du vérin (</text:span><text:span text:style-name="T3">un distributeur monostable a besoin d’un set et reset pour rester dans une position </text:span><text:span text:style-name="T4">lorsqu’on relâche le bouton</text:span><text:span text:style-name="T3">) </text:span><text:span text:style-name="T2">:</text:span></text:p>
      <text:p text:style-name="P4"><draw:frame draw:style-name="fr1" draw:name="Image2" text:anchor-type="char" svg:width="17cm" svg:height="1.871cm" draw:z-index="1"><draw:image xlink:href="Pictures/10000000000005920000009DD2D7B76A.png" xlink:type="simple" xlink:show="embed" xlink:actuate="onLoad" draw:mime-type="image/png"/></draw:frame></text:p>
      <text:p text:style-name="P4">3. <text:span text:style-name="T3">Commande d’un vérin avec distributeur bistable </text:span><text:span text:style-name="T4">(un distributeur bistable reste dans sa position si on appuie pas sur le bouton)</text:span><text:span text:style-name="T3"> :</text:span></text:p>
      <text:p text:style-name="P4"><draw:frame draw:style-name="fr2" draw:name="Image3" text:anchor-type="char" svg:x="0cm" svg:y="0.155cm" svg:width="17cm" svg:height="2.03cm" draw:z-index="2"><draw:image xlink:href="Pictures/100000000000058F000000AAEF85F04F.png" xlink:type="simple" xlink:show="embed" xlink:actuate="onLoad" draw:mime-type="image/png"/></draw:frame></text:p>
      <text:p text:style-name="P5">4. <text:span text:style-name="T5">Commande directe d’un vérin avec distributeur bistable ( bouton appuyé le vérin monte, le bouton relâché le vérin descend) :</text:span></text:p>
      <text:p text:style-name="P5"><draw:frame draw:style-name="fr1" draw:name="Image4" text:anchor-type="char" svg:width="17cm" svg:height="1.96cm" draw:z-index="3"><draw:image xlink:href="Pictures/1000000000000597000000A576DD7EE3.png" xlink:type="simple" xlink:show="embed" xlink:actuate="onLoad" draw:mime-type="image/pn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2) Synthèse de la programmation LADDER de type combinatoire :</text:p>
      <text:p text:style-name="P9">1)</text:p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13">Z1</text:p>
          </table:table-cell>
          <table:table-cell table:style-name="Tableau1.A1" office:value-type="string">
            <text:p text:style-name="P13">Z2</text:p>
          </table:table-cell>
          <table:table-cell table:style-name="Tableau1.A1" office:value-type="string">
            <text:p text:style-name="P13">Z3</text:p>
          </table:table-cell>
          <table:table-cell table:style-name="Tableau1.A1" office:value-type="string">
            <text:p text:style-name="P13">Montée/descente</text:p>
          </table:table-cell>
          <table:table-cell table:style-name="Tableau1.A1" office:value-type="string">
            <text:p text:style-name="P13">Ejection</text:p>
          </table:table-cell>
          <table:table-cell table:style-name="Tableau1.F1" office:value-type="string">
            <text:p text:style-name="P13">Mesure</text:p>
          </table:table-cell>
        </table:table-row>
        <table:table-row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0</text:p>
          </table:table-cell>
          <table:table-cell table:style-name="Tableau1.F2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0</text:p>
          </table:table-cell>
          <table:table-cell table:style-name="Tableau1.F2" office:value-type="string">
            <text:p text:style-name="P13">1</text:p>
          </table:table-cell>
        </table:table-row>
        <table:table-row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F2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F2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F2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F2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F2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0</text:p>
          </table:table-cell>
          <table:table-cell table:style-name="Tableau1.F2" office:value-type="string">
            <text:p text:style-name="P13">0</text:p>
          </table:table-cell>
        </table:table-row>
      </table:table>
      <text:p text:style-name="P5"/>
      <text:p text:style-name="P8">Équations des électrovannes Evx :</text:p>
      <text:p text:style-name="P8">Mesure: (/Z1./Z2./Z3)</text:p>
      <text:p text:style-name="P8">Ejection : (/Z1.Z2./Z3)+(/Z1.Z2.Z3)</text:p>
      <text:p text:style-name="P8">Montée/descente : (Z1./Z2./Z3)+(Z1./Z2.Z3)+(Z1.Z2./Z3)+(Z1.Z2.Z3)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5:47:23.506000000</meta:creation-date>
    <meta:generator>LibreOffice/24.2.1.2$Windows_X86_64 LibreOffice_project/db4def46b0453cc22e2d0305797cf981b68ef5ac</meta:generator>
    <dc:date>2024-10-14T17:57:46.795000000</dc:date>
    <meta:editing-duration>PT1H54M38S</meta:editing-duration>
    <meta:editing-cycles>16</meta:editing-cycles>
    <meta:document-statistic meta:table-count="1" meta:image-count="4" meta:object-count="0" meta:page-count="3" meta:paragraph-count="66" meta:word-count="174" meta:character-count="887" meta:non-whitespace-character-count="779"/>
  </office:meta>
</office:document-meta>
</file>